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dade" officeooo:paragraph-rsid="00087411" style:font-size-asian="14pt" style:font-size-complex="14pt"/>
    </style:style>
    <style:style style:name="P2" style:family="paragraph" style:parent-style-name="Standard">
      <style:text-properties fo:font-size="14pt" officeooo:rsid="00087411" officeooo:paragraph-rsid="00087411" style:font-size-asian="14pt" style:font-size-complex="14pt"/>
    </style:style>
    <style:style style:name="P3" style:family="paragraph" style:parent-style-name="Title">
      <style:text-properties fo:font-size="54pt" officeooo:paragraph-rsid="0011dcd7" style:font-size-asian="54pt" style:font-size-complex="54pt"/>
    </style:style>
    <style:style style:name="P4" style:family="paragraph" style:parent-style-name="Standard" style:list-style-name="L1">
      <style:text-properties officeooo:paragraph-rsid="002c930e"/>
    </style:style>
    <style:style style:name="P5" style:family="paragraph" style:parent-style-name="Standard" style:list-style-name="L1">
      <style:text-properties officeooo:paragraph-rsid="00276f20"/>
    </style:style>
    <style:style style:name="P6" style:family="paragraph" style:parent-style-name="Standard" style:list-style-name="L1">
      <style:text-properties fo:font-size="14pt" officeooo:rsid="0012f623" officeooo:paragraph-rsid="0015735c" style:font-size-asian="14pt" style:font-size-complex="14pt"/>
    </style:style>
    <style:style style:name="P7" style:family="paragraph" style:parent-style-name="Standard" style:list-style-name="L1">
      <style:text-properties fo:font-size="14pt" officeooo:rsid="00098e13" officeooo:paragraph-rsid="002c930e" style:font-size-asian="14pt" style:font-size-complex="14pt"/>
    </style:style>
    <style:style style:name="P8" style:family="paragraph" style:parent-style-name="Standard" style:list-style-name="L1">
      <style:text-properties fo:font-size="14pt" officeooo:rsid="00098e13" officeooo:paragraph-rsid="00276f20" style:font-size-asian="14pt" style:font-size-complex="14pt"/>
    </style:style>
    <style:style style:name="P9" style:family="paragraph" style:parent-style-name="Standard" style:list-style-name="L1">
      <style:text-properties fo:font-size="14pt" officeooo:rsid="00098e13" officeooo:paragraph-rsid="00286658" style:font-size-asian="14pt" style:font-size-complex="14pt"/>
    </style:style>
    <style:style style:name="P10" style:family="paragraph" style:parent-style-name="Standard" style:list-style-name="L1">
      <style:text-properties fo:font-size="14pt" officeooo:rsid="00098e13" officeooo:paragraph-rsid="00299e12" style:font-size-asian="14pt" style:font-size-complex="14pt"/>
    </style:style>
    <style:style style:name="P11" style:family="paragraph" style:parent-style-name="Standard" style:list-style-name="L1">
      <style:text-properties fo:font-size="14pt" officeooo:rsid="00098e13" officeooo:paragraph-rsid="003265ed" style:font-size-asian="14pt" style:font-size-complex="14pt"/>
    </style:style>
    <style:style style:name="P12" style:family="paragraph" style:parent-style-name="Standard" style:list-style-name="L1">
      <style:text-properties fo:font-size="14pt" officeooo:rsid="0024e120" officeooo:paragraph-rsid="0024e120" style:font-size-asian="14pt" style:font-size-complex="14pt"/>
    </style:style>
    <style:style style:name="P13" style:family="paragraph" style:parent-style-name="Standard" style:list-style-name="L1">
      <style:text-properties fo:font-size="14pt" officeooo:paragraph-rsid="00276f20" style:font-size-asian="14pt" style:font-size-complex="14pt"/>
    </style:style>
    <style:style style:name="P14" style:family="paragraph" style:parent-style-name="Standard" style:list-style-name="L1">
      <style:text-properties fo:font-size="14pt" officeooo:rsid="000b14df" officeooo:paragraph-rsid="00299e12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officeooo:paragraph-rsid="0011dcd7"/>
    </style:style>
    <style:style style:name="T1" style:family="text">
      <style:text-properties officeooo:rsid="000b14df"/>
    </style:style>
    <style:style style:name="T2" style:family="text">
      <style:text-properties style:text-position="super 58%" officeooo:rsid="001f1a27"/>
    </style:style>
    <style:style style:name="T3" style:family="text">
      <style:text-properties officeooo:rsid="00098e13"/>
    </style:style>
    <style:style style:name="T4" style:family="text">
      <style:text-properties officeooo:rsid="003265ed"/>
    </style:style>
    <style:style style:name="T5" style:family="text">
      <style:text-properties fo:font-size="14pt" officeooo:rsid="0011dcd7" style:font-size-asian="14pt" style:font-size-complex="14pt"/>
    </style:style>
    <style:style style:name="T6" style:family="text">
      <style:text-properties fo:font-size="14pt" officeooo:rsid="003265ed" style:font-size-asian="14pt" style:font-size-complex="14pt"/>
    </style:style>
    <style:style style:name="T7" style:family="text">
      <style:text-properties fo:font-size="14pt" officeooo:rsid="00231011" style:font-size-asian="14pt" style:font-size-complex="14pt"/>
    </style:style>
    <style:style style:name="T8" style:family="text">
      <style:text-properties fo:font-size="14pt" officeooo:rsid="0024e120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ragen evaluaties</text:p>
      <text:p text:style-name="P15"><text:span text:style-name="T5">20</text:span><text:span text:style-name="T6">20</text:span><text:span text:style-name="T5">-</text:span><text:span text:style-name="T6">06</text:span><text:span text:style-name="T5">-</text:span><text:span text:style-name="T6">22</text:span></text:p>
      <text:p text:style-name="P1"/>
      <text:p text:style-name="P2"/>
      <text:list xml:id="list1817987154" text:style-name="L1">
        <text:list-item>
          <text:p text:style-name="P6">Hoe was de eindpresentatie?</text:p>
        </text:list-item>
        <text:list-item>
          <text:p text:style-name="P4"><text:span text:style-name="T7">Hoe wa</text:span><text:span text:style-name="T6">s de Discord server?</text:span></text:p>
        </text:list-item>
        <text:list-item>
          <text:p text:style-name="P7">Wat <text:span text:style-name="T1">is er </text:span>goed <text:span text:style-name="T1">aan de cursus</text:span>?</text:p>
        </text:list-item>
        <text:list-item>
          <text:p text:style-name="P12">Hoe is Richel?</text:p>
        </text:list-item>
        <text:list-item>
          <text:p text:style-name="P5"><text:span text:style-name="T8">Hoe is </text:span><text:span text:style-name="T6">Dirk</text:span><text:span text:style-name="T8">?</text:span></text:p>
        </text:list-item>
        <text:list-item>
          <text:p text:style-name="P8">Wat doet Richel goed?</text:p>
        </text:list-item>
        <text:list-item>
          <text:p text:style-name="P11">Wat doet <text:span text:style-name="T4">Dirk</text:span> goed?</text:p>
        </text:list-item>
        <text:list-item>
          <text:p text:style-name="P9">Wat zou Richel kunnen verbeteren?</text:p>
        </text:list-item>
        <text:list-item>
          <text:p text:style-name="P11">Wat zou <text:span text:style-name="T4">Dirk</text:span> kunnen verbeteren?</text:p>
        </text:list-item>
        <text:list-item>
          <text:p text:style-name="P13"><text:span text:style-name="T3">Is er iets waarin Richel</text:span><text:span text:style-name="T2"> </text:span><text:span text:style-name="T3">strenger zou moeten zijn?</text:span></text:p>
        </text:list-item>
        <text:list-item>
          <text:p text:style-name="P11">Is er iets waarin <text:span text:style-name="T4">Dirk</text:span> strenger zou moeten zijn?</text:p>
        </text:list-item>
        <text:list-item>
          <text:p text:style-name="P10">Is er iets waarin Richel minder streng zou moeten zijn?</text:p>
        </text:list-item>
        <text:list-item>
          <text:p text:style-name="P11">Is er iets waarin <text:span text:style-name="T4">Dirk</text:span> minder streng zou moeten zijn?</text:p>
        </text:list-item>
        <text:list-item>
          <text:p text:style-name="P14">Hoe zou de cursus verbeterd kunnen worden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2T13:37:14.384441076</meta:creation-date>
    <dc:date>2020-06-22T17:00:02.103648276</dc:date>
    <meta:editing-duration>PT21M33S</meta:editing-duration>
    <meta:editing-cycles>38</meta:editing-cycles>
    <meta:generator>LibreOffice/6.4.3.2$Linux_X86_64 LibreOffice_project/40$Build-2</meta:generator>
    <meta:document-statistic meta:table-count="0" meta:image-count="0" meta:object-count="0" meta:page-count="1" meta:paragraph-count="16" meta:word-count="102" meta:character-count="520" meta:non-whitespace-character-count="448"/>
  </office:meta>
</office:document-meta>
</file>